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HOMEPAGE:</text:p>
      <text:p text:style-name="Standard"/>
      <text:p text:style-name="Standard">A). Thoughts turned into actionable StartUp !</text:p>
      <text:p text:style-name="Standard">Desc : Collecting thoughts and developing ideas with collective efforts, resulting in a modern and professional beginning.</text:p>
      <text:p text:style-name="Standard"/>
      <text:p text:style-name="Standard">B). Fastening the time ahead !</text:p>
      <text:p text:style-name="Standard">Desc : An ongoing check to deliver the highest level of security and excellent user-experience. </text:p>
      <text:p text:style-name="Standard"/>
      <text:p text:style-name="Standard">C). Technical Pioneers !</text:p>
      <text:p text:style-name="Standard">Desc : Innovation expertised and turning into the most promising startup with the exceptionally talented workforce.</text:p>
      <text:p text:style-name="Standard"/>
      <text:p text:style-name="Standard">D). Headhunting dynamic solutions !</text:p>
      <text:p text:style-name="Standard">Desc : Regular assisting in getting prompt solutions and bridging the gap between technology &amp; creativity.</text:p>
      <text:p text:style-name="Standard"/>
      <text:p text:style-name="Standard">We @ ConsoleBit :</text:p>
      <text:p text:style-name="Standard">Desc : <text:bookmark-start text:name="__DdeLink__284_4226675021"/>Get going behind the scenes with us to exactly know how we make a difference !<text:bookmark-end text:name="__DdeLink__284_4226675021"/></text:p>
      <text:p text:style-name="Standard"/>
      <text:p text:style-name="Standard">Technology :</text:p>
      <text:p text:style-name="Standard">Desc : <text:bookmark-start text:name="__DdeLink__287_4226675021"/>Enabling businesses with up-to-the-minute technology by structuring extensible software and applications. <text:bookmark-end text:name="__DdeLink__287_4226675021"/></text:p>
      <text:p text:style-name="Standard"/>
      <text:p text:style-name="Standard">Innovation :</text:p>
      <text:p text:style-name="Standard">Desc : An enviable track record of customer-focused app development and accelerating project recasting with all creativity. </text:p>
      <text:p text:style-name="Standard"/>
      <text:p text:style-name="Standard">Our Experts :</text:p>
      <text:p text:style-name="Standard">Desc : A network of technical minds working collectively and responsible for implementing unique market strategy. </text:p>
      <text:p text:style-name="Standard"/>
      <text:p text:style-name="Standard">Interactive :</text:p>
      <text:p text:style-name="Standard">Desc : End-to-end simulations over high ranged solutions and customer-centric functionality leading to functional validation. </text:p>
      <text:p text:style-name="Standard"/>
      <text:p text:style-name="Standard"/>
      <text:p text:style-name="Standard">Our Work : </text:p>
      <text:p text:style-name="Standard"/>
      <text:p text:style-name="Standard"><text:bookmark-start text:name="__DdeLink__294_4226675021"/>Ingenious techniques, iconic depictions, intricate and high-quality work is all part of our work atmosphere.<text:bookmark-end text:name="__DdeLink__294_4226675021"/></text:p>
      <text:p text:style-name="Standard"/>
      <text:p text:style-name="Standard"/>
      <text:p text:style-name="Standard">Work Process :</text:p>
      <text:p text:style-name="Standard"/>
      <text:p text:style-name="Standard"><text:bookmark-start text:name="__DdeLink__298_4226675021"/><text:bookmark-start text:name="__DdeLink__296_4226675021"/>We work rationally to give you elite web solutions.<text:bookmark-end text:name="__DdeLink__298_4226675021"/><text:bookmark-end text:name="__DdeLink__296_4226675021"/> </text:p>
      <text:p text:style-name="Standard"/>
      <text:p text:style-name="Standard">Analysis : We monitor the performance of your website and help in building ambitious clients. </text:p>
      <text:p text:style-name="Standard"/>
      <text:p text:style-name="Standard">Planning : We identify your website goals by giving adverse web hosting &amp; web development experience. </text:p>
      <text:p text:style-name="Standard"/>
      <text:p text:style-name="Standard"><text:soft-page-break/>Implementation &amp; Development : Collection &amp; feeding of content needed, and transfer the pages to the server. </text:p>
      <text:p text:style-name="Standard"/>
      <text:p text:style-name="Standard">Testing : We check your web application / website for potential bugs before it is accessible online. </text:p>
      <text:p text:style-name="Standard"/>
      <text:p text:style-name="Standard">Launch : Once our customers are satisfied, we provide the larger platform to work on. <text:s/></text:p>
      <text:p text:style-name="Standard"/>
      <text:p text:style-name="Standard">Latest Blogs :</text:p>
      <text:p text:style-name="Standard"/>
      <text:p text:style-name="Standard">Desc : <text:bookmark-start text:name="__DdeLink__305_4226675021"/>The first step in blogging is not writing them but reading them. Check out !<text:bookmark-end text:name="__DdeLink__305_4226675021"/></text:p>
      <text:p text:style-name="Standard"/>
      <text:p text:style-name="Standard">ConsoleBit Diaries :</text:p>
      <text:p text:style-name="Standard"/>
      <text:p text:style-name="Standard">Desc : <text:s/><text:bookmark-start text:name="__DdeLink__307_4226675021"/>Because a lot happens in a day here !<text:bookmark-end text:name="__DdeLink__307_4226675021"/></text:p>
      <text:p text:style-name="Standard"/>
      <text:p text:style-name="Standard"/>
      <text:p text:style-name="Standard"/>
      <text:p text:style-name="Standard"/>
      <text:p text:style-name="Standard"/>
      <text:p text:style-name="Standard">ABOUT PAGE :</text:p>
      <text:p text:style-name="Standard"/>
      <text:p text:style-name="Standard">ABOUT</text:p>
      <text:p text:style-name="Standard"><text:bookmark-start text:name="__DdeLink__309_4226675021"/>A peak of exceptional cognizance is required to summon an experience that drives visitors/clients to designate you over your contender. We are fair, honest, transparent and ethical in our conduct; everything we do, stand the test of public scrutiny.</text:p>
      <text:p text:style-name="Standard"><text:bookmark-end text:name="__DdeLink__309_4226675021"/></text:p>
      <text:p text:style-name="Standard"><text:bookmark-start text:name="__DdeLink__342_4226675021"/>Why MetArcade Technologies ? <text:bookmark-end text:name="__DdeLink__342_4226675021"/></text:p>
      <text:p text:style-name="Standard"/>
      <text:p text:style-name="Standard"><text:bookmark-start text:name="__DdeLink__344_4226675021"/>Choose us and feel the difference !<text:bookmark-end text:name="__DdeLink__344_4226675021"/></text:p>
      <text:p text:style-name="Standard"/>
      <text:p text:style-name="Standard">1. Latest Technology :</text:p>
      <text:p text:style-name="Standard"/>
      <text:p text:style-name="Standard">Research &amp; updating are a significant part of an IT industry and so is it's technology. Our self-regulatory skills not just improvises the overall efficiency but the re-equipped technology accelerates the entire functioning. </text:p>
      <text:p text:style-name="Standard"/>
      <text:p text:style-name="Standard">2. Innovation Obsessed :</text:p>
      <text:p text:style-name="Standard"/>
      <text:p text:style-name="Standard">Creation of new markets, clients, companies is way to less to define. The boom of the mind-changing tactics and shifting the approach fundamentally is how we rather exemplify it. </text:p>
      <text:p text:style-name="Standard"/>
      <text:p text:style-name="Standard">3. Fixed-perfect Design :</text:p>
      <text:p text:style-name="Standard"/>
      <text:p text:style-name="Standard">With a curation of best designs &amp; designers and walking towards yet a milestone of excellence, we make sure to customize your idea into a build-friendly &amp; user loved development.</text:p>
      <text:p text:style-name="Standard"/>
      <text:p text:style-name="Standard">4. Passionate Learners :</text:p>
      <text:p text:style-name="Standard"/>
      <text:p text:style-name="Standard">Passion-influenced developers with a miraculous ambition produces magnificent output towards the objectives. The key approach of learning goes hand-in-hand. </text:p>
      <text:p text:style-name="Standard"/>
      <text:p text:style-name="Standard">5. Time Assessment :</text:p>
      <text:p text:style-name="Standard"><text:soft-page-break/></text:p>
      <text:p text:style-name="Standard">Simplifying processes for the insiders that ultimately reflects through the outsiders is exquisite. Maintaining a time sequence ensure greater productivity. </text:p>
      <text:p text:style-name="Standard"/>
      <text:p text:style-name="Standard">6. Good Team Unity :</text:p>
      <text:p text:style-name="Standard"/>
      <text:p text:style-name="Standard">A team without cohesion, isn't really much of a Team ! Coaching around in order to build a worthy workforce is definitely not the first but a mandatory field in our checklist. </text:p>
      <text:p text:style-name="Standard"/>
      <text:p text:style-name="Standard">7. Interactive &amp; Seamless UX</text:p>
      <text:p text:style-name="Standard"/>
      <text:p text:style-name="Standard">Ranging from beginner to advanced level, the designing wireframes &amp; prototypes, regardless of channel or device, deploys a seamless user ordeal. </text:p>
      <text:p text:style-name="Standard"/>
      <text:p text:style-name="Standard">8. Strong &amp; Moral Ethics</text:p>
      <text:p text:style-name="Standard"/>
      <text:p text:style-name="Standard">A subjective concept holding practical grounds is one to be always considered and plays a powerful influence on the employees and our clients. We are deliberately holding on to it. </text:p>
      <text:p text:style-name="Standard"/>
      <text:p text:style-name="Standard"/>
      <text:p text:style-name="Standard"/>
      <text:p text:style-name="Standard">About Company :</text:p>
      <text:p text:style-name="Standard"/>
      <text:p text:style-name="Standard">In 2022, as the IT Sector was on a boom and already fulminating worldwide, the founders firmed to deliver services and suit as per the best of the automation. With an onset of chasing technology, MetArcade was born - Untangling solutions, Innovation obsessed &amp; fastening the time ahead. </text:p>
      <text:p text:style-name="Standard"/>
      <text:p text:style-name="Standard"/>
      <text:p text:style-name="Standard"/>
      <text:p text:style-name="Standard">Mission :</text:p>
      <text:p text:style-name="Standard">To redefine high tech in techniques that develop a more effectuating and indelible sphere by seamlessly equating developers to service seekers. Moreover, to push the web forth and serve the utmost services and tools worldwide. </text:p>
      <text:p text:style-name="Standard"/>
      <text:p text:style-name="Standard"/>
      <text:p text:style-name="Standard">Vision :</text:p>
      <text:p text:style-name="Standard"/>
      <text:p text:style-name="Standard">Striving towards automation and intelligently infused solutions. To yet, inspire people and implement the world-class software which is developer friendly while serving the research needs of the learning community and maintaining transparency. </text:p>
      <text:p text:style-name="Standard"/>
      <text:p text:style-name="Standard"/>
      <text:p text:style-name="Standard"/>
      <text:p text:style-name="Standard"><text:bookmark-start text:name="__DdeLink__327_4226675021"/>Career @MetArcade<text:bookmark-end text:name="__DdeLink__327_4226675021"/></text:p>
      <text:p text:style-name="Standard"/>
      <text:p text:style-name="Standard">Desc : <text:bookmark-start text:name="__DdeLink__329_4226675021"/>If you think you have what it takes, we are up for welcoming you! View our current openings and accelerate your career with us :<text:bookmark-end text:name="__DdeLink__329_4226675021"/></text:p>
      <text:p text:style-name="Standard"/>
      <text:p text:style-name="Standard"><text:bookmark-start text:name="__DdeLink__331_4226675021"/>Life @MetArcade<text:bookmark-end text:name="__DdeLink__331_4226675021"/></text:p>
      <text:p text:style-name="Standard"/>
      <text:p text:style-name="Standard">Desc : <text:bookmark-start text:name="__DdeLink__333_4226675021"/>If you expect to relax playing PS4 or X-Box all day long, forget about it. (smirk)<text:bookmark-end text:name="__DdeLink__333_4226675021"/></text:p>
      <text:p text:style-name="Standard"><text:soft-page-break/><text:s/><text:bookmark-start text:name="__DdeLink__335_4226675021"/>But wait, a lot of other leisure activities do exist, check out these smirking faces. Evolve your work &amp; fun time with us :<text:bookmark-end text:name="__DdeLink__335_4226675021"/></text:p>
      <text:p text:style-name="Standard"/>
      <text:p text:style-name="Standard">Blogs</text:p>
      <text:p text:style-name="Standard"/>
      <text:p text:style-name="Standard">Desc : <text:bookmark-start text:name="__DdeLink__337_4226675021"/>A well-executed blog sets you apart as an expert in your field. Indeed ! <text:bookmark-end text:name="__DdeLink__337_4226675021"/></text:p>
      <text:p text:style-name="Standard"/>
      <text:p text:style-name="Standard">Contact Us Page :</text:p>
      <text:p text:style-name="Standard"/>
      <text:p text:style-name="Standard"><text:bookmark-start text:name="__DdeLink__339_4226675021"/>Always at your service, kidding ! We too get tired.;p Presenting multiple sources to reach out to us, ping now :<text:bookmark-end text:name="__DdeLink__339_42266750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2:29:12.021295683</meta:creation-date>
    <dc:date>2022-02-10T19:03:53.283021654</dc:date>
    <meta:editing-duration>PT3H10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68" meta:word-count="864" meta:character-count="5353" meta:non-whitespace-character-count="4530"/>
  </office:meta>
</office:document-meta>
</file>